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sv" fo:country="SE"/>
    </style:style>
    <style:style style:name="P2" style:parent-style-name="Standard" style:family="paragraph">
      <style:text-properties fo:language="sv" fo:country="SE"/>
    </style:style>
    <style:style style:name="P3" style:parent-style-name="Standard" style:family="paragraph">
      <style:text-properties fo:language="sv" fo:country="SE"/>
    </style:style>
    <style:style style:name="P4" style:parent-style-name="Standard" style:family="paragraph">
      <style:text-properties fo:language="sv" fo:country="SE"/>
    </style:style>
    <style:style style:name="P5" style:parent-style-name="Standard" style:family="paragraph">
      <style:text-properties fo:language="sv" fo:country="SE"/>
    </style:style>
    <style:style style:name="P6" style:parent-style-name="Standard" style:family="paragraph">
      <style:text-properties fo:language="sv" fo:country="SE"/>
    </style:style>
    <style:style style:name="P7" style:parent-style-name="Standard" style:family="paragraph">
      <style:text-properties fo:language="sv" fo:country="SE"/>
    </style:style>
    <style:style style:name="T8" style:parent-style-name="Standardstycketeckensnitt" style:family="text">
      <style:text-properties fo:language="sv" fo:country="SE"/>
    </style:style>
    <style:style style:name="T9" style:parent-style-name="Standardstycketeckensnitt" style:family="text">
      <style:text-properties fo:language="sv" fo:country="SE"/>
    </style:style>
    <style:style style:name="T10" style:parent-style-name="Standardstycketeckensnitt" style:family="text">
      <style:text-properties fo:language="sv" fo:country="SE"/>
    </style:style>
    <style:style style:name="T11" style:parent-style-name="Standardstycketeckensnitt" style:family="text">
      <style:text-properties style:font-name-complex="Times New Roman" fo:language="sv" fo:country="SE"/>
    </style:style>
    <style:style style:name="P12" style:parent-style-name="Standard" style:family="paragraph">
      <style:text-properties fo:language="sv" fo:country="SE"/>
    </style:style>
    <style:style style:name="P13" style:parent-style-name="Standard" style:family="paragraph">
      <style:text-properties fo:language="sv" fo:country="SE"/>
    </style:style>
    <style:style style:name="P14" style:parent-style-name="Standard" style:family="paragraph">
      <style:text-properties fo:language="sv" fo:country="SE"/>
    </style:style>
    <style:style style:name="P15" style:parent-style-name="Standard" style:family="paragraph">
      <style:text-properties fo:language="sv" fo:country="SE"/>
    </style:style>
    <style:style style:name="P16" style:parent-style-name="Standard" style:family="paragraph">
      <style:text-properties fo:language="sv" fo:country="SE"/>
    </style:style>
    <style:style style:name="P17" style:parent-style-name="Standard" style:family="paragraph">
      <style:text-properties fo:language="sv" fo:country="SE"/>
    </style:style>
    <style:style style:name="P18" style:parent-style-name="Standard" style:family="paragraph">
      <style:text-properties fo:language="sv" fo:country="SE"/>
    </style:style>
    <style:style style:name="P19" style:parent-style-name="Standard" style:family="paragraph">
      <style:text-properties fo:language="sv" fo:country="SE"/>
    </style:style>
    <style:style style:name="P20" style:parent-style-name="Standard" style:family="paragraph">
      <style:text-properties fo:language="sv" fo:country="SE"/>
    </style:style>
    <style:style style:name="P21" style:parent-style-name="Standard" style:family="paragraph">
      <style:text-properties fo:language="sv" fo:country="SE"/>
    </style:style>
    <style:style style:name="P22" style:parent-style-name="Standard" style:family="paragraph">
      <style:text-properties fo:language="sv" fo:country="SE"/>
    </style:style>
    <style:style style:name="T23" style:parent-style-name="Standardstycketeckensnitt" style:family="text">
      <style:text-properties fo:language="sv" fo:country="SE"/>
    </style:style>
    <style:style style:name="T24" style:parent-style-name="Standardstycketeckensnitt" style:family="text">
      <style:text-properties fo:language="sv" fo:country="SE"/>
    </style:style>
  </office:automatic-styles>
  <office:body>
    <office:text text:use-soft-page-breaks="true">
      <text:p text:style-name="P1">1.a)<text:tab/><text:s/><text:tab/>P = 0.5^i</text:p>
      <text:p text:style-name="P2">1.b)<text:s/><text:tab/>Binomialkoefficient, n över k</text:p>
      <text:p text:style-name="P3">1.c)<text:tab/><text:tab/>Binomialfördelat med params n=n, k=k, p=0.5^i</text:p>
      <text:p text:style-name="P4"/>
      <text:p text:style-name="P5">2.a)<text:tab/><text:tab/>P=0.5^(i+1)</text:p>
      <text:p text:style-name="P6">2.b)<text:tab/><text:tab/>Binomialfördelat med params n=n, k=n, p=0.5^(i+1)</text:p>
      <text:p text:style-name="P7">Eftersom k=n blir ekvationen 1*p^n*1 = p^n</text:p>
      <text:p text:style-name="Standard"><text:span text:style-name="T8">2.c)</text:span><text:span text:style-name="T9"><text:tab/></text:span><text:span text:style-name="T10"><text:tab/>Summan av 2 b) från i = 0 till oändligheten<text:s/></text:span><text:span text:style-name="T11"><text:s text:c="5"/></text:span></text:p>
      <text:p text:style-name="P12"/>
      <text:p text:style-name="P13">3.a)<text:tab/><text:tab/>binomialfördelad stokastisk variabel, med parametrarna n och p.</text:p>
      <text:p text:style-name="P14">3.b)<text:s/><text:tab/>n*0.5^i</text:p>
      <text:p text:style-name="P15">3.c)<text:s/><text:tab/>summa (i=0 till oändligheten) n*0.5^i</text:p>
      <text:p text:style-name="P16"/>
      <text:p text:style-name="P17">4.a)<text:tab/><text:tab/>Geometrisk stokastisk<text:s/>variabel, med parametrarna i och p.</text:p>
      <text:p text:style-name="P18">4.b)<text:tab/><text:tab/>Eftersom X = Y + 1 är den högsta nivån det största värdet av alla X. Subtrahera med 1 för att komma till den faktiska nivån. De är oberoende för att de är det och de är geometriska eftersom proportionen mellan två<text:s/>närliggande värden är lika.</text:p>
      <text:p text:style-name="P19">4.c)<text:tab/><text:tab/>(1 – (1-1/2)^(i+1))^n</text:p>
      <text:p text:style-name="P20">4.d)<text:tab/><text:tab/>(1 – (1-1/2)^(i+1))^n – (1 – (1-1/2)^(i))^n</text:p>
      <text:p text:style-name="P21">4.e)<text:tab/><text:tab/>I MatLab:</text:p>
      <text:p text:style-name="P22"><text:tab/><text:tab/>f = @(x,n)(1-(1-1/2)^(x+1))^n-(1-(1-1/2)^(x))^n</text:p>
      <text:p text:style-name="Standard"><text:span text:style-name="T23"><text:tab/></text:span><text:span text:style-name="T24"><text:tab/></text:span>af = @(a)arrayfun(@(x)f(x,a),[0:a+2])</text:p>
      <text:p text:style-name="Standard"><text:tab/><text:tab/>Jämför det högsta värdets plats från af(a) med värdet av log2(a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David Gardtman</meta:initial-creator>
    <dc:creator>David Gardtman</dc:creator>
    <meta:creation-date>2013-09-17T09:06:00Z</meta:creation-date>
    <dc:date>2013-09-23T09:10:00Z</dc:date>
    <meta:template xlink:href="Normal" xlink:type="simple"/>
    <meta:editing-cycles>4</meta:editing-cycles>
    <meta:editing-duration>PT5280S</meta:editing-duration>
    <meta:document-statistic meta:page-count="1" meta:paragraph-count="1" meta:word-count="156" meta:character-count="984" meta:row-count="6" meta:non-whitespace-character-count="829"/>
  </office:meta>
</office:document-meta>
</file>